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7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5" office:value-type="string" calcext:value-type="string">
            <text:p>SW EC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L2] / 50)*0.15 + ([.M2] / 50)*0.15 + ([.N2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]; [.$AG$2:.$AH$14]; 2; 0);  SUM(VLOOKUP([.R2]; [.$AG$2:.$AH$14]; 2; 0) ))) + ([.S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]; [.$AG$2:.$AH$14]; 2; 0); VLOOKUP([.X2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] + [.O2] + [.U2] + [.Y2]" office:value-type="float" office:value="0.301630434782609" calcext:value-type="float">
            <text:p>0.30163</text:p>
          </table:table-cell>
          <table:table-cell table:style-name="ce21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]; [.$AJ$2:.$AK$13]; 2; 0)" office:value-type="float" office:value="0" calcext:value-type="float">
            <text:p>0</text:p>
          </table:table-cell>
          <table:table-cell table:style-name="ce9" table:formula="of:=VLOOKUP([.AC2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style-name="ce7"/>
          <table:table-cell table:style-name="ce16" table:formula="of:=(([.L3] / 50)*0.15 + ([.M3] / 50)*0.15 + ([.N3] / 100)*0.2)" office:value-type="float" office:value="0.102" calcext:value-type="float">
            <text:p>0.102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3]; [.$AG$2:.$AH$14]; 2; 0);  SUM(VLOOKUP([.R3]; [.$AG$2:.$AH$14]; 2; 0) ))) + ([.S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3]; [.$AG$2:.$AH$14]; 2; 0); VLOOKUP([.X3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3] + [.O3] + [.U3] + [.Y3]" office:value-type="float" office:value="0.292086956521739" calcext:value-type="float">
            <text:p>0.29209</text:p>
          </table:table-cell>
          <table:table-cell table:style-name="ce21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3]; [.$AJ$2:.$AK$13]; 2; 0)" office:value-type="float" office:value="0" calcext:value-type="float">
            <text:p>0</text:p>
          </table:table-cell>
          <table:table-cell table:style-name="ce9" table:formula="of:=VLOOKUP([.AC3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7"/>
          <table:table-cell table:style-name="ce16" table:formula="of:=(([.L4] / 50)*0.15 + ([.M4] / 50)*0.15 + ([.N4] / 100)*0.2)" office:value-type="float" office:value="0.09" calcext:value-type="float">
            <text:p>0.09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4]; [.$AG$2:.$AH$14]; 2; 0);  SUM(VLOOKUP([.R4]; [.$AG$2:.$AH$14]; 2; 0) ))) + ([.S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4]; [.$AG$2:.$AH$14]; 2; 0); VLOOKUP([.X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4] + [.O4] + [.U4] + [.Y4]" office:value-type="float" office:value="0.278565217391304" calcext:value-type="float">
            <text:p>0.27857</text:p>
          </table:table-cell>
          <table:table-cell table:style-name="ce21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4]; [.$AJ$2:.$AK$13]; 2; 0)" office:value-type="float" office:value="0" calcext:value-type="float">
            <text:p>0</text:p>
          </table:table-cell>
          <table:table-cell table:style-name="ce9" table:formula="of:=VLOOKUP([.AC4]; [.$AJ$2:.$AK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L5] / 50)*0.15 + ([.M5] / 50)*0.15 + ([.N5] / 100)*0.2)" office:value-type="float" office:value="0.129" calcext:value-type="float">
            <text:p>0.12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5]; [.$AG$2:.$AH$14]; 2; 0);  SUM(VLOOKUP([.R5]; [.$AG$2:.$AH$14]; 2; 0) ))) + ([.S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5]; [.$AG$2:.$AH$14]; 2; 0); VLOOKUP([.X5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5] + [.O5] + [.U5] + [.Y5]" office:value-type="float" office:value="0.313576086956522" calcext:value-type="float">
            <text:p>0.31358</text:p>
          </table:table-cell>
          <table:table-cell table:style-name="ce21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5]; [.$AJ$2:.$AK$13]; 2; 0)" office:value-type="float" office:value="0" calcext:value-type="float">
            <text:p>0</text:p>
          </table:table-cell>
          <table:table-cell table:style-name="ce9" table:formula="of:=VLOOKUP([.AC5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6] / 50)*0.15 + ([.M6] / 50)*0.15 + ([.N6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6]; [.$AG$2:.$AH$14]; 2; 0);  SUM(VLOOKUP([.R6]; [.$AG$2:.$AH$14]; 2; 0) ))) + ([.S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6]; [.$AG$2:.$AH$14]; 2; 0); VLOOKUP([.X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6] + [.O6] + [.U6] + [.Y6]" office:value-type="float" office:value="0.328065217391304" calcext:value-type="float">
            <text:p>0.32807</text:p>
          </table:table-cell>
          <table:table-cell table:style-name="ce21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6]; [.$AJ$2:.$AK$13]; 2; 0)" office:value-type="float" office:value="0" calcext:value-type="float">
            <text:p>0</text:p>
          </table:table-cell>
          <table:table-cell table:style-name="ce9" table:formula="of:=VLOOKUP([.AC6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L7] / 50)*0.15 + ([.M7] / 50)*0.15 + ([.N7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7]; [.$AG$2:.$AH$14]; 2; 0);  SUM(VLOOKUP([.R7]; [.$AG$2:.$AH$14]; 2; 0) ))) + ([.S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7]; [.$AG$2:.$AH$14]; 2; 0); VLOOKUP([.X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7] + [.O7] + [.U7] + [.Y7]" office:value-type="float" office:value="0.330315217391304" calcext:value-type="float">
            <text:p>0.33032</text:p>
          </table:table-cell>
          <table:table-cell table:style-name="ce21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7]; [.$AJ$2:.$AK$13]; 2; 0)" office:value-type="float" office:value="0" calcext:value-type="float">
            <text:p>0</text:p>
          </table:table-cell>
          <table:table-cell table:style-name="ce9" table:formula="of:=VLOOKUP([.AC7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L8] / 50)*0.15 + ([.M8] / 50)*0.15 + ([.N8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8]; [.$AG$2:.$AH$14]; 2; 0);  SUM(VLOOKUP([.R8]; [.$AG$2:.$AH$14]; 2; 0) ))) + ([.S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8]; [.$AG$2:.$AH$14]; 2; 0); VLOOKUP([.X8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8] + [.O8] + [.U8] + [.Y8]" office:value-type="float" office:value="0.330315217391304" calcext:value-type="float">
            <text:p>0.33032</text:p>
          </table:table-cell>
          <table:table-cell table:style-name="ce21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8]; [.$AJ$2:.$AK$13]; 2; 0)" office:value-type="float" office:value="0" calcext:value-type="float">
            <text:p>0</text:p>
          </table:table-cell>
          <table:table-cell table:style-name="ce9" table:formula="of:=VLOOKUP([.AC8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9] / 50)*0.15 + ([.M9] / 50)*0.15 + ([.N9] / 100)*0.2)" office:value-type="float" office:value="0.147" calcext:value-type="float">
            <text:p>0.147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formula="of:=( ((SUM(VLOOKUP([.Q9]; [.$AG$2:.$AH$14]; 2; 0);  SUM(VLOOKUP([.R9]; [.$AG$2:.$AH$14]; 2; 0) ))) + ([.S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9]; [.$AG$2:.$AH$14]; 2; 0); VLOOKUP([.X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9] + [.O9] + [.U9] + [.Y9]" office:value-type="float" office:value="0.339260869565217" calcext:value-type="float">
            <text:p>0.33926</text:p>
          </table:table-cell>
          <table:table-cell table:style-name="ce21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9]; [.$AJ$2:.$AK$13]; 2; 0)" office:value-type="float" office:value="0" calcext:value-type="float">
            <text:p>0</text:p>
          </table:table-cell>
          <table:table-cell table:style-name="ce9" table:formula="of:=VLOOKUP([.AC9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style-name="ce7"/>
          <table:table-cell table:style-name="ce16" table:formula="of:=(([.L10] / 50)*0.15 + ([.M10] / 50)*0.15 + ([.N10] / 100)*0.2)" office:value-type="float" office:value="0.108" calcext:value-type="float">
            <text:p>0.10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0]; [.$AG$2:.$AH$14]; 2; 0);  SUM(VLOOKUP([.R10]; [.$AG$2:.$AH$14]; 2; 0) ))) + ([.S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0]; [.$AG$2:.$AH$14]; 2; 0); VLOOKUP([.X10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0] + [.O10] + [.U10] + [.Y10]" office:value-type="float" office:value="0.292065217391304" calcext:value-type="float">
            <text:p>0.29207</text:p>
          </table:table-cell>
          <table:table-cell table:style-name="ce21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10]; [.$AJ$2:.$AK$13]; 2; 0)" office:value-type="float" office:value="0" calcext:value-type="float">
            <text:p>0</text:p>
          </table:table-cell>
          <table:table-cell table:style-name="ce9" table:formula="of:=VLOOKUP([.AC10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table:style-name="ce7"/>
          <table:table-cell table:style-name="ce16" table:formula="of:=(([.L11] / 50)*0.15 + ([.M11] / 50)*0.15 + ([.N11] / 100)*0.2)" office:value-type="float" office:value="0.114" calcext:value-type="float">
            <text:p>0.11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1]; [.$AG$2:.$AH$14]; 2; 0);  SUM(VLOOKUP([.R11]; [.$AG$2:.$AH$14]; 2; 0) ))) + ([.S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1]; [.$AG$2:.$AH$14]; 2; 0); VLOOKUP([.X11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1] + [.O11] + [.U11] + [.Y11]" office:value-type="float" office:value="0.294880434782609" calcext:value-type="float">
            <text:p>0.29488</text:p>
          </table:table-cell>
          <table:table-cell table:style-name="ce21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11]; [.$AJ$2:.$AK$13]; 2; 0)" office:value-type="float" office:value="0" calcext:value-type="float">
            <text:p>0</text:p>
          </table:table-cell>
          <table:table-cell table:style-name="ce9" table:formula="of:=VLOOKUP([.AC11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L12] / 50)*0.15 + ([.M12] / 50)*0.15 + ([.N12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2]; [.$AG$2:.$AH$14]; 2; 0);  SUM(VLOOKUP([.R12]; [.$AG$2:.$AH$14]; 2; 0) ))) + ([.S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2]; [.$AG$2:.$AH$14]; 2; 0); VLOOKUP([.X12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2] + [.O12] + [.U12] + [.Y12]" office:value-type="float" office:value="0.326152173913044" calcext:value-type="float">
            <text:p>0.32615</text:p>
          </table:table-cell>
          <table:table-cell table:style-name="ce21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2]; [.$AJ$2:.$AK$13]; 2; 0)" office:value-type="float" office:value="0" calcext:value-type="float">
            <text:p>0</text:p>
          </table:table-cell>
          <table:table-cell table:style-name="ce9" table:formula="of:=VLOOKUP([.AC12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5" office:value-type="string" calcext:value-type="string">
            <text:p>C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table:style-name="ce7"/>
          <table:table-cell table:style-name="ce16" table:formula="of:=(([.L13] / 50)*0.15 + ([.M13] / 50)*0.15 + ([.N13] / 100)*0.2)" office:value-type="float" office:value="0.135" calcext:value-type="float">
            <text:p>0.13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3]; [.$AG$2:.$AH$14]; 2; 0);  SUM(VLOOKUP([.R13]; [.$AG$2:.$AH$14]; 2; 0) ))) + ([.S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3]; [.$AG$2:.$AH$14]; 2; 0); VLOOKUP([.X13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3] + [.O13] + [.U13] + [.Y13]" office:value-type="float" office:value="0.312978260869565" calcext:value-type="float">
            <text:p>0.31298</text:p>
          </table:table-cell>
          <table:table-cell table:style-name="ce21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3]; [.$AJ$2:.$AK$13]; 2; 0)" office:value-type="float" office:value="0" calcext:value-type="float">
            <text:p>0</text:p>
          </table:table-cell>
          <table:table-cell table:style-name="ce9" table:formula="of:=VLOOKUP([.AC13]; [.$AJ$2:.$AK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table:style-name="ce7"/>
          <table:table-cell table:style-name="ce16" table:formula="of:=(([.L14] / 50)*0.15 + ([.M14] / 50)*0.15 + ([.N14] / 100)*0.2)" office:value-type="float" office:value="0.12" calcext:value-type="float">
            <text:p>0.12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4]; [.$AG$2:.$AH$14]; 2; 0);  SUM(VLOOKUP([.R14]; [.$AG$2:.$AH$14]; 2; 0) ))) + ([.S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4]; [.$AG$2:.$AH$14]; 2; 0); VLOOKUP([.X1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4] + [.O14] + [.U14] + [.Y14]" office:value-type="float" office:value="0.308565217391304" calcext:value-type="float">
            <text:p>0.30857</text:p>
          </table:table-cell>
          <table:table-cell table:style-name="ce21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14]; [.$AJ$2:.$AK$13]; 2; 0)" office:value-type="float" office:value="0" calcext:value-type="float">
            <text:p>0</text:p>
          </table:table-cell>
          <table:table-cell table:style-name="ce9" table:formula="of:=VLOOKUP([.AC14]; [.$AJ$2:.$AK$13]; 2; 0)" office:value-type="float" office:value="3.3" calcext:value-type="float">
            <text:p>3.3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L15] / 50)*0.15 + ([.M15] / 50)*0.15 + ([.N15] / 100)*0.2)" office:value-type="float" office:value="0.129" calcext:value-type="float">
            <text:p>0.129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5]; [.$AG$2:.$AH$14]; 2; 0);  SUM(VLOOKUP([.R15]; [.$AG$2:.$AH$14]; 2; 0) ))) + ([.S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5]; [.$AG$2:.$AH$14]; 2; 0); VLOOKUP([.X15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5] + [.O15] + [.U15] + [.Y15]" office:value-type="float" office:value="0.320608695652174" calcext:value-type="float">
            <text:p>0.32061</text:p>
          </table:table-cell>
          <table:table-cell table:style-name="ce21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5]; [.$AJ$2:.$AK$13]; 2; 0)" office:value-type="float" office:value="0" calcext:value-type="float">
            <text:p>0</text:p>
          </table:table-cell>
          <table:table-cell table:style-name="ce9" table:formula="of:=VLOOKUP([.AC15]; [.$AJ$2:.$AK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L16] / 50)*0.15 + ([.M16] / 50)*0.15 + ([.N16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6]; [.$AG$2:.$AH$14]; 2; 0);  SUM(VLOOKUP([.R16]; [.$AG$2:.$AH$14]; 2; 0) ))) + ([.S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16]; [.$AG$2:.$AH$14]; 2; 0); VLOOKUP([.X1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16] + [.O16] + [.U16] + [.Y16]" office:value-type="float" office:value="0.322065217391304" calcext:value-type="float">
            <text:p>0.32207</text:p>
          </table:table-cell>
          <table:table-cell table:style-name="ce21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16]; [.$AJ$2:.$AK$13]; 2; 0)" office:value-type="float" office:value="0" calcext:value-type="float">
            <text:p>0</text:p>
          </table:table-cell>
          <table:table-cell table:style-name="ce9" table:formula="of:=VLOOKUP([.AC16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table:style-name="ce7"/>
          <table:table-cell table:style-name="ce16" table:formula="of:=(([.L17] / 50)*0.15 + ([.M17] / 50)*0.15 + ([.N17] / 100)*0.2)" office:value-type="float" office:value="0.123" calcext:value-type="float">
            <text:p>0.12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7]; [.$AG$2:.$AH$14]; 2; 0);  SUM(VLOOKUP([.R17]; [.$AG$2:.$AH$14]; 2; 0) ))) + ([.S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7]; [.$AG$2:.$AH$14]; 2; 0); VLOOKUP([.X1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7] + [.O17] + [.U17] + [.Y17]" office:value-type="float" office:value="0.306054347826087" calcext:value-type="float">
            <text:p>0.30605</text:p>
          </table:table-cell>
          <table:table-cell table:style-name="ce21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17]; [.$AJ$2:.$AK$13]; 2; 0)" office:value-type="float" office:value="0" calcext:value-type="float">
            <text:p>0</text:p>
          </table:table-cell>
          <table:table-cell table:style-name="ce9" table:formula="of:=VLOOKUP([.AC17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5" table:style-name="ce5"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18] / 50)*0.15 + ([.M18] / 50)*0.15 + ([.N18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 ((SUM(VLOOKUP([.Q18]; [.$AG$2:.$AH$14]; 2; 0);  SUM(VLOOKUP([.R18]; [.$AG$2:.$AH$14]; 2; 0) ))) + ([.S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6" table:formula="of:=(SUM(VLOOKUP([.W18]; [.$AG$2:.$AH$14]; 2; 0); VLOOKUP([.X18]; [.$AG$2:.$AH$14]; 2; 0))) / 200 * 0.15" office:value-type="float" office:value="0" calcext:value-type="float">
            <text:p>0.00000</text:p>
          </table:table-cell>
          <table:table-cell/>
          <table:table-cell table:style-name="ce19" table:formula="of:=[.J18] + [.O18] + [.U18] + [.Y18]" office:value-type="float" office:value="0.179391304347826" calcext:value-type="float">
            <text:p>0.17939</text:p>
          </table:table-cell>
          <table:table-cell table:style-name="ce21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style-name="ce9" table:formula="of:=VLOOKUP([.AB18]; [.$AJ$2:.$AK$13]; 2; 0)" office:value-type="float" office:value="0" calcext:value-type="float">
            <text:p>0</text:p>
          </table:table-cell>
          <table:table-cell table:style-name="ce9" table:formula="of:=VLOOKUP([.AC18]; [.$AJ$2:.$AK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L19] / 50)*0.15 + ([.M19] / 50)*0.15 + ([.N19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9]; [.$AG$2:.$AH$14]; 2; 0);  SUM(VLOOKUP([.R19]; [.$AG$2:.$AH$14]; 2; 0) ))) + ([.S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9]; [.$AG$2:.$AH$14]; 2; 0); VLOOKUP([.X1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9] + [.O19] + [.U19] + [.Y19]" office:value-type="float" office:value="0.314565217391304" calcext:value-type="float">
            <text:p>0.31457</text:p>
          </table:table-cell>
          <table:table-cell table:style-name="ce21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9]; [.$AJ$2:.$AK$13]; 2; 0)" office:value-type="float" office:value="0" calcext:value-type="float">
            <text:p>0</text:p>
          </table:table-cell>
          <table:table-cell table:style-name="ce9" table:formula="of:=VLOOKUP([.AC19]; [.$AJ$2:.$AK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7"/>
          <table:table-cell table:style-name="ce16" table:formula="of:=(([.L20] / 50)*0.15 + ([.M20] / 50)*0.15 + ([.N20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0]; [.$AG$2:.$AH$14]; 2; 0);  SUM(VLOOKUP([.R20]; [.$AG$2:.$AH$14]; 2; 0) ))) + ([.S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0]; [.$AG$2:.$AH$14]; 2; 0); VLOOKUP([.X20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0] + [.O20] + [.U20] + [.Y20]" office:value-type="float" office:value="0.185663043478261" calcext:value-type="float">
            <text:p>0.18566</text:p>
          </table:table-cell>
          <table:table-cell table:style-name="ce21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20]; [.$AJ$2:.$AK$13]; 2; 0)" office:value-type="float" office:value="0" calcext:value-type="float">
            <text:p>0</text:p>
          </table:table-cell>
          <table:table-cell table:style-name="ce9" table:formula="of:=VLOOKUP([.AC20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4"/>
          <table:table-cell table:style-name="ce7"/>
          <table:table-cell table:style-name="ce16" table:formula="of:=(([.L21] / 50)*0.15 + ([.M21] / 50)*0.15 + ([.N21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1]; [.$AG$2:.$AH$14]; 2; 0);  SUM(VLOOKUP([.R21]; [.$AG$2:.$AH$14]; 2; 0) ))) + ([.S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21]; [.$AG$2:.$AH$14]; 2; 0); VLOOKUP([.X21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21] + [.O21] + [.U21] + [.Y21]" office:value-type="float" office:value="0.178630434782609" calcext:value-type="float">
            <text:p>0.17863</text:p>
          </table:table-cell>
          <table:table-cell table:style-name="ce21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1]; [.$AJ$2:.$AK$13]; 2; 0)" office:value-type="float" office:value="0" calcext:value-type="float">
            <text:p>0</text:p>
          </table:table-cell>
          <table:table-cell table:style-name="ce9" table:formula="of:=VLOOKUP([.AC21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/>
          <table:table-cell table:number-columns-repeated="4"/>
          <table:table-cell table:style-name="ce7"/>
          <table:table-cell table:style-name="ce16" table:formula="of:=(([.L22] / 50)*0.15 + ([.M22] / 50)*0.15 + ([.N22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2]; [.$AG$2:.$AH$14]; 2; 0);  SUM(VLOOKUP([.R22]; [.$AG$2:.$AH$14]; 2; 0) ))) + ([.S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2]; [.$AG$2:.$AH$14]; 2; 0); VLOOKUP([.X22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2] + [.O22] + [.U22] + [.Y22]" office:value-type="float" office:value="0.186826086956522" calcext:value-type="float">
            <text:p>0.18683</text:p>
          </table:table-cell>
          <table:table-cell table:style-name="ce21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2]; [.$AJ$2:.$AK$13]; 2; 0)" office:value-type="float" office:value="0" calcext:value-type="float">
            <text:p>0</text:p>
          </table:table-cell>
          <table:table-cell table:style-name="ce9" table:formula="of:=VLOOKUP([.AC22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7"/>
          <table:table-cell table:style-name="ce16" table:formula="of:=(([.L23] / 50)*0.15 + ([.M23] / 50)*0.15 + ([.N23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3]; [.$AG$2:.$AH$14]; 2; 0);  SUM(VLOOKUP([.R23]; [.$AG$2:.$AH$14]; 2; 0) ))) + ([.S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3]; [.$AG$2:.$AH$14]; 2; 0); VLOOKUP([.X23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3] + [.O23] + [.U23] + [.Y23]" office:value-type="float" office:value="0.190010869565217" calcext:value-type="float">
            <text:p>0.19001</text:p>
          </table:table-cell>
          <table:table-cell table:style-name="ce21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3]; [.$AJ$2:.$AK$13]; 2; 0)" office:value-type="float" office:value="0" calcext:value-type="float">
            <text:p>0</text:p>
          </table:table-cell>
          <table:table-cell table:style-name="ce9" table:formula="of:=VLOOKUP([.AC23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0"/>
          <table:table-cell table:style-name="ce7"/>
          <table:table-cell table:style-name="ce16" table:formula="of:=(([.L24] / 50)*0.15 + ([.M24] / 50)*0.15 + ([.N24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4]; [.$AG$2:.$AH$14]; 2; 0);  SUM(VLOOKUP([.R24]; [.$AG$2:.$AH$14]; 2; 0) ))) + ([.S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4]; [.$AG$2:.$AH$14]; 2; 0); VLOOKUP([.X2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4] + [.O24] + [.U24] + [.Y24]" office:value-type="float" office:value="0.188565217391304" calcext:value-type="float">
            <text:p>0.18857</text:p>
          </table:table-cell>
          <table:table-cell table:style-name="ce21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4]; [.$AJ$2:.$AK$13]; 2; 0)" office:value-type="float" office:value="0" calcext:value-type="float">
            <text:p>0</text:p>
          </table:table-cell>
          <table:table-cell table:style-name="ce9" table:formula="of:=VLOOKUP([.AC24]; [.$AJ$2:.$AK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9"/>
          <table:table-cell table:style-name="ce7"/>
          <table:table-cell table:style-name="ce16" table:formula="of:=(([.L25] / 50)*0.15 + ([.M25] / 50)*0.15 + ([.N25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6" table:formula="of:=( ((SUM(VLOOKUP([.Q25]; [.$AG$2:.$AH$14]; 2; 0);  SUM(VLOOKUP([.R25]; [.$AG$2:.$AH$14]; 2; 0) ))) + ([.S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5]; [.$AG$2:.$AH$14]; 2; 0); VLOOKUP([.X25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5] + [.O25] + [.U25] + [.Y25]" office:value-type="float" office:value="0.181065217391304" calcext:value-type="float">
            <text:p>0.18107</text:p>
          </table:table-cell>
          <table:table-cell table:style-name="ce21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5]; [.$AJ$2:.$AK$13]; 2; 0)" office:value-type="float" office:value="0" calcext:value-type="float">
            <text:p>0</text:p>
          </table:table-cell>
          <table:table-cell table:style-name="ce9" table:formula="of:=VLOOKUP([.AC25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2"/>
          <table:table-cell/>
          <table:table-cell table:formula="of:=AVERAGE([.L2:.L25])" office:value-type="float" office:value="42.8333333333333" calcext:value-type="float">
            <text:p>42.8333333333</text:p>
          </table:table-cell>
          <table:table-cell/>
          <table:table-cell table:style-name="ce7"/>
          <table:table-cell table:style-name="ce12"/>
          <table:table-cell table:number-columns-repeated="12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9"/>
          <table:table-cell table:style-name="ce12"/>
          <table:table-cell/>
          <table:table-cell table:formula="of:=[.L26] / 50" office:value-type="float" office:value="0.856666666666667" calcext:value-type="float">
            <text:p>0.8566666667</text:p>
          </table:table-cell>
          <table:table-cell/>
          <table:table-cell table:style-name="ce7"/>
          <table:table-cell table:number-columns-repeated="12"/>
          <table:table-cell table:style-name="ce21" table:formula="of:=AVERAGE([.AA2:.AA25])" office:value-type="float" office:value="0.275079257246377" calcext:value-type="float">
            <text:p>0.2750792572</text:p>
          </table:table-cell>
          <table:table-cell table:style-name="ce17" table:number-columns-repeated="2"/>
          <table:table-cell table:style-name="ce21" table:formula="of:=AVERAGE([.AD2:.AD25])" office:value-type="float" office:value="0" calcext:value-type="float">
            <text:p>0</text:p>
          </table:table-cell>
          <table:table-cell table:style-name="ce21" table:formula="of:=AVERAGE([.AE2:.AE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2:10:49.394961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20T12:11:37.422113656</dc:date>
    <dc:creator>Gregory Kapfhammer</dc:creator>
    <meta:editing-duration>P30DT16H37M</meta:editing-duration>
    <meta:editing-cycles>338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00" meta:object-count="0"/>
  </office:meta>
</office:document-meta>
</file>